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rsid="001bfdff" officeooo:paragraph-rsid="001bfdff" style:font-size-asian="19.25pt" style:font-size-complex="22pt"/>
    </style:style>
    <style:style style:name="P2" style:family="paragraph" style:parent-style-name="Standard">
      <style:paragraph-properties fo:text-align="start" style:justify-single-word="false"/>
      <style:text-properties fo:font-size="12pt" officeooo:rsid="001bfdff" officeooo:paragraph-rsid="001bfdff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ign Documentation of Gobricked</text:p>
      <text:p text:style-name="P2"/>
      <text:p text:style-name="P2">Gobricked follows the design pattern of:</text:p>
      <text:p text:style-name="P2">- Server (This is the main component of the C2 Server, the API)</text:p>
      <text:p text:style-name="P2">- Client (This is the app that is used to connect to the server on dedicated port for operators)</text:p>
      <text:p text:style-name="P2">- Agent (This is the payload executed on victim computer, Operators send commands to Agent via the server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4T22:04:33.027344126</meta:creation-date>
    <dc:date>2025-03-12T14:41:47.780478304</dc:date>
    <meta:editing-duration>PT1M56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5" meta:word-count="60" meta:character-count="338" meta:non-whitespace-character-count="283"/>
  </office:meta>
</office:document-meta>
</file>